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300000033F923A135510AE777.png" manifest:media-type="image/png"/>
  <manifest:file-entry manifest:full-path="Pictures/100001C50000054500000545B1BB21A0FC91ADB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948cm" svg:height="20.948cm" svg:x="0.052cm" svg:y="0cm">
          <draw:image xlink:href="Pictures/100001C50000054500000545B1BB21A0FC91ADB4.svg" xlink:type="simple" xlink:show="embed" xlink:actuate="onLoad">
            <text:p/>
          </draw:image>
          <draw:image xlink:href="Pictures/100002010000003300000033F923A135510AE777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1T20:41:58.379537198</meta:creation-date>
    <dc:date>2018-09-01T20:54:27.415703635</dc:date>
    <meta:editing-duration>PT12M29S</meta:editing-duration>
    <meta:editing-cycles>2</meta:editing-cycles>
    <meta:generator>LibreOffice/6.0.3.2$Linux_X86_64 LibreOffice_project/00m0$Build-2</meta:generator>
    <meta:document-statistic meta:object-count="1"/>
  </office:meta>
</office:document-meta>
</file>